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1 年 2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101194" calcext:value-type="float">
            <text:p><text:s text:c="3"/>101,194</text:p>
          </table:table-cell>
          <table:table-cell table:style-name="ce36" office:value-type="float" office:value="2966" calcext:value-type="float">
            <text:p><text:s text:c="3"/>2,966</text:p>
          </table:table-cell>
          <table:table-cell table:style-name="ce36" office:value-type="float" office:value="9382" calcext:value-type="float">
            <text:p><text:s text:c="3"/>9,382</text:p>
          </table:table-cell>
          <table:table-cell table:style-name="ce36" office:value-type="float" office:value="6798" calcext:value-type="float">
            <text:p><text:s text:c="3"/>6,798</text:p>
          </table:table-cell>
          <table:table-cell table:style-name="ce36" office:value-type="float" office:value="3563" calcext:value-type="float">
            <text:p><text:s text:c="3"/>3,563</text:p>
          </table:table-cell>
          <table:table-cell table:style-name="ce36" office:value-type="float" office:value="2275" calcext:value-type="float">
            <text:p><text:s text:c="3"/>2,275</text:p>
          </table:table-cell>
          <table:table-cell table:style-name="ce36" office:value-type="float" office:value="3710" calcext:value-type="float">
            <text:p><text:s text:c="3"/>3,710</text:p>
          </table:table-cell>
          <table:table-cell table:style-name="ce36" office:value-type="float" office:value="12024" calcext:value-type="float">
            <text:p><text:s text:c="3"/>12,024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8" office:value-type="float" office:value="1" calcext:value-type="float">
            <text:p>1</text:p>
          </table:table-cell>
          <table:table-cell table:style-name="ce36" office:value-type="float" office:value="7561" calcext:value-type="float">
            <text:p><text:s text:c="3"/>7,561</text:p>
          </table:table-cell>
          <table:table-cell table:style-name="ce36" office:value-type="float" office:value="50634" calcext:value-type="float">
            <text:p><text:s text:c="3"/>50,634</text:p>
          </table:table-cell>
          <table:table-cell table:style-name="ce36" office:value-type="float" office:value="1928" calcext:value-type="float">
            <text:p><text:s text:c="3"/>1,9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0879" calcext:value-type="float">
            <text:p><text:s text:c="3"/>100,879</text:p>
          </table:table-cell>
          <table:table-cell table:style-name="ce36" office:value-type="float" office:value="4543" calcext:value-type="float">
            <text:p><text:s text:c="3"/>4,543</text:p>
          </table:table-cell>
          <table:table-cell table:style-name="ce36" office:value-type="float" office:value="9453" calcext:value-type="float">
            <text:p><text:s text:c="3"/>9,453</text:p>
          </table:table-cell>
          <table:table-cell table:style-name="ce36" office:value-type="float" office:value="7833" calcext:value-type="float">
            <text:p><text:s text:c="3"/>7,833</text:p>
          </table:table-cell>
          <table:table-cell table:style-name="ce36" office:value-type="float" office:value="4054" calcext:value-type="float">
            <text:p><text:s text:c="3"/>4,054</text:p>
          </table:table-cell>
          <table:table-cell table:style-name="ce36" office:value-type="float" office:value="2398" calcext:value-type="float">
            <text:p><text:s text:c="3"/>2,398</text:p>
          </table:table-cell>
          <table:table-cell table:style-name="ce36" office:value-type="float" office:value="3388" calcext:value-type="float">
            <text:p><text:s text:c="3"/>3,388</text:p>
          </table:table-cell>
          <table:table-cell table:style-name="ce36" office:value-type="float" office:value="9804" calcext:value-type="float">
            <text:p><text:s text:c="3"/>9,804</text:p>
          </table:table-cell>
          <table:table-cell table:style-name="ce36" office:value-type="float" office:value="1163" calcext:value-type="float">
            <text:p><text:s text:c="3"/>1,163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7561" calcext:value-type="float">
            <text:p><text:s text:c="3"/>7,561</text:p>
          </table:table-cell>
          <table:table-cell table:style-name="ce36" office:value-type="float" office:value="50633" calcext:value-type="float">
            <text:p><text:s text:c="3"/>50,63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57" office:value-type="float" office:value="315" calcext:value-type="float">
            <text:p>315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6163" calcext:value-type="float">
            <text:p><text:s text:c="3"/>46,163</text:p>
          </table:table-cell>
          <table:table-cell table:style-name="ce36" office:value-type="float" office:value="1389" calcext:value-type="float">
            <text:p><text:s text:c="3"/>1,389</text:p>
          </table:table-cell>
          <table:table-cell table:style-name="ce36" office:value-type="float" office:value="4482" calcext:value-type="float">
            <text:p><text:s text:c="3"/>4,482</text:p>
          </table:table-cell>
          <table:table-cell table:style-name="ce36" office:value-type="float" office:value="3140" calcext:value-type="float">
            <text:p><text:s text:c="3"/>3,140</text:p>
          </table:table-cell>
          <table:table-cell table:style-name="ce36" office:value-type="float" office:value="1637" calcext:value-type="float">
            <text:p><text:s text:c="3"/>1,637</text:p>
          </table:table-cell>
          <table:table-cell table:style-name="ce36" office:value-type="float" office:value="1030" calcext:value-type="float">
            <text:p><text:s text:c="3"/>1,030</text:p>
          </table:table-cell>
          <table:table-cell table:style-name="ce36" office:value-type="float" office:value="1760" calcext:value-type="float">
            <text:p><text:s text:c="3"/>1,760</text:p>
          </table:table-cell>
          <table:table-cell table:style-name="ce36" office:value-type="float" office:value="5582" calcext:value-type="float">
            <text:p><text:s text:c="3"/>5,582</text:p>
          </table:table-cell>
          <table:table-cell table:style-name="ce36" office:value-type="float" office:value="201" calcext:value-type="float">
            <text:p><text:s text:c="3"/>201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381" calcext:value-type="float">
            <text:p><text:s text:c="3"/>3,381</text:p>
          </table:table-cell>
          <table:table-cell table:style-name="ce36" office:value-type="float" office:value="23111" calcext:value-type="float">
            <text:p><text:s text:c="3"/>23,111</text:p>
          </table:table-cell>
          <table:table-cell table:style-name="ce36" office:value-type="float" office:value="445" calcext:value-type="float">
            <text:p><text:s text:c="3"/>44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6410" calcext:value-type="float">
            <text:p><text:s text:c="3"/>46,410</text:p>
          </table:table-cell>
          <table:table-cell table:style-name="ce36" office:value-type="float" office:value="2066" calcext:value-type="float">
            <text:p><text:s text:c="3"/>2,066</text:p>
          </table:table-cell>
          <table:table-cell table:style-name="ce36" office:value-type="float" office:value="4266" calcext:value-type="float">
            <text:p><text:s text:c="3"/>4,266</text:p>
          </table:table-cell>
          <table:table-cell table:style-name="ce36" office:value-type="float" office:value="3671" calcext:value-type="float">
            <text:p><text:s text:c="3"/>3,671</text:p>
          </table:table-cell>
          <table:table-cell table:style-name="ce36" office:value-type="float" office:value="1883" calcext:value-type="float">
            <text:p><text:s text:c="3"/>1,883</text:p>
          </table:table-cell>
          <table:table-cell table:style-name="ce36" office:value-type="float" office:value="1141" calcext:value-type="float">
            <text:p><text:s text:c="3"/>1,141</text:p>
          </table:table-cell>
          <table:table-cell table:style-name="ce36" office:value-type="float" office:value="1575" calcext:value-type="float">
            <text:p><text:s text:c="3"/>1,575</text:p>
          </table:table-cell>
          <table:table-cell table:style-name="ce36" office:value-type="float" office:value="4714" calcext:value-type="float">
            <text:p><text:s text:c="3"/>4,714</text:p>
          </table:table-cell>
          <table:table-cell table:style-name="ce36" office:value-type="float" office:value="581" calcext:value-type="float">
            <text:p><text:s text:c="3"/>581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381" calcext:value-type="float">
            <text:p><text:s text:c="3"/>3,381</text:p>
          </table:table-cell>
          <table:table-cell table:style-name="ce36" office:value-type="float" office:value="23110" calcext:value-type="float">
            <text:p><text:s text:c="3"/>23,11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58" office:value-type="float" office:value="-247" calcext:value-type="float">
            <text:p><text:s text:c="7"/>－247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5031" calcext:value-type="float">
            <text:p><text:s text:c="3"/>55,031</text:p>
          </table:table-cell>
          <table:table-cell table:style-name="ce37" office:value-type="float" office:value="1577" calcext:value-type="float">
            <text:p><text:s text:c="3"/>1,577</text:p>
          </table:table-cell>
          <table:table-cell table:style-name="ce37" office:value-type="float" office:value="4900" calcext:value-type="float">
            <text:p><text:s text:c="3"/>4,900</text:p>
          </table:table-cell>
          <table:table-cell table:style-name="ce37" office:value-type="float" office:value="3658" calcext:value-type="float">
            <text:p><text:s text:c="3"/>3,658</text:p>
          </table:table-cell>
          <table:table-cell table:style-name="ce37" office:value-type="float" office:value="1926" calcext:value-type="float">
            <text:p><text:s text:c="3"/>1,926</text:p>
          </table:table-cell>
          <table:table-cell table:style-name="ce37" office:value-type="float" office:value="1245" calcext:value-type="float">
            <text:p><text:s text:c="3"/>1,245</text:p>
          </table:table-cell>
          <table:table-cell table:style-name="ce37" office:value-type="float" office:value="1950" calcext:value-type="float">
            <text:p><text:s text:c="3"/>1,950</text:p>
          </table:table-cell>
          <table:table-cell table:style-name="ce37" office:value-type="float" office:value="6442" calcext:value-type="float">
            <text:p><text:s text:c="3"/>6,442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4180" calcext:value-type="float">
            <text:p><text:s text:c="3"/>4,180</text:p>
          </table:table-cell>
          <table:table-cell table:style-name="ce37" office:value-type="float" office:value="27523" calcext:value-type="float">
            <text:p><text:s text:c="3"/>27,523</text:p>
          </table:table-cell>
          <table:table-cell table:style-name="ce37" office:value-type="float" office:value="1483" calcext:value-type="float">
            <text:p><text:s text:c="3"/>1,48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4469" calcext:value-type="float">
            <text:p><text:s text:c="3"/>54,469</text:p>
          </table:table-cell>
          <table:table-cell table:style-name="ce37" office:value-type="float" office:value="2477" calcext:value-type="float">
            <text:p><text:s text:c="3"/>2,477</text:p>
          </table:table-cell>
          <table:table-cell table:style-name="ce37" office:value-type="float" office:value="5187" calcext:value-type="float">
            <text:p><text:s text:c="3"/>5,187</text:p>
          </table:table-cell>
          <table:table-cell table:style-name="ce37" office:value-type="float" office:value="4162" calcext:value-type="float">
            <text:p><text:s text:c="3"/>4,162</text:p>
          </table:table-cell>
          <table:table-cell table:style-name="ce37" office:value-type="float" office:value="2171" calcext:value-type="float">
            <text:p><text:s text:c="3"/>2,171</text:p>
          </table:table-cell>
          <table:table-cell table:style-name="ce37" office:value-type="float" office:value="1257" calcext:value-type="float">
            <text:p><text:s text:c="3"/>1,257</text:p>
          </table:table-cell>
          <table:table-cell table:style-name="ce37" office:value-type="float" office:value="1813" calcext:value-type="float">
            <text:p><text:s text:c="3"/>1,813</text:p>
          </table:table-cell>
          <table:table-cell table:style-name="ce37" office:value-type="float" office:value="5090" calcext:value-type="float">
            <text:p><text:s text:c="3"/>5,090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180" calcext:value-type="float">
            <text:p><text:s text:c="3"/>4,180</text:p>
          </table:table-cell>
          <table:table-cell table:style-name="ce37" office:value-type="float" office:value="27523" calcext:value-type="float">
            <text:p><text:s text:c="3"/>27,52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59" office:value-type="float" office:value="562" calcext:value-type="float">
            <text:p>562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7546" calcext:value-type="float">
            <text:p>17,546</text:p>
          </table:table-cell>
          <table:table-cell table:style-name="ce38" office:value-type="float" office:value="630" calcext:value-type="float">
            <text:p>63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429" calcext:value-type="float">
            <text:p>4,429</text:p>
          </table:table-cell>
          <table:table-cell table:style-name="ce38" office:value-type="float" office:value="435" calcext:value-type="float">
            <text:p>435</text:p>
          </table:table-cell>
          <table:table-cell table:style-name="ce38" office:value-type="float" office:value="281" calcext:value-type="float">
            <text:p>281</text:p>
          </table:table-cell>
          <table:table-cell table:style-name="ce38" office:value-type="float" office:value="418" calcext:value-type="float">
            <text:p>418</text:p>
          </table:table-cell>
          <table:table-cell table:style-name="ce38" office:value-type="float" office:value="3784" calcext:value-type="float">
            <text:p>3,784</text:p>
          </table:table-cell>
          <table:table-cell table:style-name="ce38" office:value-type="float" office:value="108" calcext:value-type="float">
            <text:p>10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057" calcext:value-type="float">
            <text:p>7,057</text:p>
          </table:table-cell>
          <table:table-cell table:style-name="ce38" office:value-type="float" office:value="403" calcext:value-type="float">
            <text:p>40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7164" calcext:value-type="float">
            <text:p>17,164</text:p>
          </table:table-cell>
          <table:table-cell table:style-name="ce38" office:value-type="float" office:value="722" calcext:value-type="float">
            <text:p>7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631" calcext:value-type="float">
            <text:p>4,631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233" calcext:value-type="float">
            <text:p>233</text:p>
          </table:table-cell>
          <table:table-cell table:style-name="ce38" office:value-type="float" office:value="335" calcext:value-type="float">
            <text:p>335</text:p>
          </table:table-cell>
          <table:table-cell table:style-name="ce38" office:value-type="float" office:value="3443" calcext:value-type="float">
            <text:p>3,443</text:p>
          </table:table-cell>
          <table:table-cell table:style-name="ce38" office:value-type="float" office:value="351" calcext:value-type="float">
            <text:p>35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057" calcext:value-type="float">
            <text:p>7,057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60" office:value-type="float" office:value="382" calcext:value-type="float">
            <text:p>382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866" calcext:value-type="float">
            <text:p>7,866</text:p>
          </table:table-cell>
          <table:table-cell table:style-name="ce39" office:value-type="float" office:value="294" calcext:value-type="float">
            <text:p>2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94" calcext:value-type="float">
            <text:p>1,994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1708" calcext:value-type="float">
            <text:p>1,708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10" calcext:value-type="float">
            <text:p>3,210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8024" calcext:value-type="float">
            <text:p>8,024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58" calcext:value-type="float">
            <text:p>2,158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693" calcext:value-type="float">
            <text:p>1,693</text:p>
          </table:table-cell>
          <table:table-cell table:style-name="ce39" office:value-type="float" office:value="166" calcext:value-type="float">
            <text:p>16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10" calcext:value-type="float">
            <text:p>3,21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-158" calcext:value-type="float">
            <text:p><text:s text:c="7"/>－158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9680" calcext:value-type="float">
            <text:p>9,680</text:p>
          </table:table-cell>
          <table:table-cell table:style-name="ce40" office:value-type="float" office:value="336" calcext:value-type="float">
            <text:p>3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35" calcext:value-type="float">
            <text:p>2,435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2076" calcext:value-type="float">
            <text:p>2,076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47" calcext:value-type="float">
            <text:p>3,847</text:p>
          </table:table-cell>
          <table:table-cell table:style-name="ce40" office:value-type="float" office:value="310" calcext:value-type="float">
            <text:p>3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140" calcext:value-type="float">
            <text:p>9,140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73" calcext:value-type="float">
            <text:p>2,473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750" calcext:value-type="float">
            <text:p>1,750</text:p>
          </table:table-cell>
          <table:table-cell table:style-name="ce40" office:value-type="float" office:value="185" calcext:value-type="float">
            <text:p>18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47" calcext:value-type="float">
            <text:p>3,8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540" calcext:value-type="float">
            <text:p>540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4149" calcext:value-type="float">
            <text:p>14,149</text:p>
          </table:table-cell>
          <table:table-cell table:style-name="ce38" office:value-type="float" office:value="947" calcext:value-type="float">
            <text:p>947</text:p>
          </table:table-cell>
          <table:table-cell table:style-name="ce38" office:value-type="float" office:value="4631" calcext:value-type="float">
            <text:p>4,63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02" calcext:value-type="float">
            <text:p>402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321" calcext:value-type="float">
            <text:p>321</text:p>
          </table:table-cell>
          <table:table-cell table:style-name="ce38" office:value-type="float" office:value="2228" calcext:value-type="float">
            <text:p>2,228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033" calcext:value-type="float">
            <text:p>5,033</text:p>
          </table:table-cell>
          <table:table-cell table:style-name="ce38" office:value-type="float" office:value="335" calcext:value-type="float">
            <text:p>33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3821" calcext:value-type="float">
            <text:p>13,821</text:p>
          </table:table-cell>
          <table:table-cell table:style-name="ce38" office:value-type="float" office:value="1973" calcext:value-type="float">
            <text:p>1,973</text:p>
          </table:table-cell>
          <table:table-cell table:style-name="ce38" office:value-type="float" office:value="4427" calcext:value-type="float">
            <text:p>4,42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1587" calcext:value-type="float">
            <text:p>1,587</text:p>
          </table:table-cell>
          <table:table-cell table:style-name="ce38" office:value-type="float" office:value="114" calcext:value-type="float">
            <text:p>11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033" calcext:value-type="float">
            <text:p>5,03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" calcext:value-type="float">
            <text:p>3</text:p>
          </table:table-cell>
          <table:table-cell table:style-name="ce60" office:value-type="float" office:value="328" calcext:value-type="float">
            <text:p>328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479" calcext:value-type="float">
            <text:p>6,479</text:p>
          </table:table-cell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2158" calcext:value-type="float">
            <text:p>2,15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1072" calcext:value-type="float">
            <text:p>1,072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39" calcext:value-type="float">
            <text:p>2,239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243" calcext:value-type="float">
            <text:p>6,243</text:p>
          </table:table-cell>
          <table:table-cell table:style-name="ce39" office:value-type="float" office:value="858" calcext:value-type="float">
            <text:p>858</text:p>
          </table:table-cell>
          <table:table-cell table:style-name="ce39" office:value-type="float" office:value="1992" calcext:value-type="float">
            <text:p>1,99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771" calcext:value-type="float">
            <text:p>771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39" calcext:value-type="float">
            <text:p>2,239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236" calcext:value-type="float">
            <text:p>236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7670" calcext:value-type="float">
            <text:p>7,670</text:p>
          </table:table-cell>
          <table:table-cell table:style-name="ce40" office:value-type="float" office:value="503" calcext:value-type="float">
            <text:p>503</text:p>
          </table:table-cell>
          <table:table-cell table:style-name="ce40" office:value-type="float" office:value="2473" calcext:value-type="float">
            <text:p>2,4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156" calcext:value-type="float">
            <text:p>1,156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94" calcext:value-type="float">
            <text:p>2,794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578" calcext:value-type="float">
            <text:p>7,578</text:p>
          </table:table-cell>
          <table:table-cell table:style-name="ce40" office:value-type="float" office:value="1115" calcext:value-type="float">
            <text:p>1,115</text:p>
          </table:table-cell>
          <table:table-cell table:style-name="ce40" office:value-type="float" office:value="2435" calcext:value-type="float">
            <text:p>2,4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816" calcext:value-type="float">
            <text:p>816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94" calcext:value-type="float">
            <text:p>2,79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92" calcext:value-type="float">
            <text:p>92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2628" calcext:value-type="float">
            <text:p>12,628</text:p>
          </table:table-cell>
          <table:table-cell table:style-name="ce38" office:value-type="float" office:value="265" calcext:value-type="float">
            <text:p>26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303" calcext:value-type="float">
            <text:p>303</text:p>
          </table:table-cell>
          <table:table-cell table:style-name="ce38" office:value-type="float" office:value="2804" calcext:value-type="float">
            <text:p>2,804</text:p>
          </table:table-cell>
          <table:table-cell table:style-name="ce38" office:value-type="float" office:value="28" calcext:value-type="float">
            <text:p>2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118" calcext:value-type="float">
            <text:p>8,118</text:p>
          </table:table-cell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007" calcext:value-type="float">
            <text:p>12,007</text:p>
          </table:table-cell>
          <table:table-cell table:style-name="ce38" office:value-type="float" office:value="324" calcext:value-type="float">
            <text:p>324</text:p>
          </table:table-cell>
          <table:table-cell table:style-name="ce38" office:value-type="float" office:value="435" calcext:value-type="float">
            <text:p>435</text:p>
          </table:table-cell>
          <table:table-cell table:style-name="ce38" office:value-type="float" office:value="402" calcext:value-type="float">
            <text:p>40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279" calcext:value-type="float">
            <text:p>279</text:p>
          </table:table-cell>
          <table:table-cell table:style-name="ce38" office:value-type="float" office:value="2136" calcext:value-type="float">
            <text:p>2,136</text:p>
          </table:table-cell>
          <table:table-cell table:style-name="ce38" office:value-type="float" office:value="109" calcext:value-type="float">
            <text:p>10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117" calcext:value-type="float">
            <text:p>8,11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3" office:value-type="float" office:value="621" calcext:value-type="float">
            <text:p>621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754" calcext:value-type="float">
            <text:p>5,754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1287" calcext:value-type="float">
            <text:p>1,287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11" calcext:value-type="float">
            <text:p>3,711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488" calcext:value-type="float">
            <text:p>5,488</text:p>
          </table:table-cell>
          <table:table-cell table:style-name="ce39" office:value-type="float" office:value="139" calcext:value-type="float">
            <text:p>139</text:p>
          </table:table-cell>
          <table:table-cell table:number-columns-repeated="2" table:style-name="ce39" office:value-type="float" office:value="182" calcext:value-type="float">
            <text:p>18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991" calcext:value-type="float">
            <text:p>991</text:p>
          </table:table-cell>
          <table:table-cell table:style-name="ce39" office:value-type="float" office:value="54" calcext:value-type="float">
            <text:p>5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10" calcext:value-type="float">
            <text:p>3,71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266" calcext:value-type="float">
            <text:p>266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6874" calcext:value-type="float">
            <text:p>6,874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517" calcext:value-type="float">
            <text:p>1,517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407" calcext:value-type="float">
            <text:p>4,407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519" calcext:value-type="float">
            <text:p>6,519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145" calcext:value-type="float">
            <text:p>1,145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407" calcext:value-type="float">
            <text:p>4,4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float" office:value="355" calcext:value-type="float">
            <text:p>355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7915" calcext:value-type="float">
            <text:p>7,915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233" calcext:value-type="float">
            <text:p>233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04" calcext:value-type="float">
            <text:p>804</text:p>
          </table:table-cell>
          <table:table-cell table:style-name="ce38" office:value-type="float" office:value="990" calcext:value-type="float">
            <text:p>99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253" calcext:value-type="float">
            <text:p>5,253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698" calcext:value-type="float">
            <text:p>7,698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281" calcext:value-type="float">
            <text:p>281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78" calcext:value-type="float">
            <text:p>678</text:p>
          </table:table-cell>
          <table:table-cell table:style-name="ce38" office:value-type="float" office:value="807" calcext:value-type="float">
            <text:p>807</text:p>
          </table:table-cell>
          <table:table-cell table:style-name="ce38" office:value-type="float" office:value="57" calcext:value-type="float">
            <text:p>5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253" calcext:value-type="float">
            <text:p>5,25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-</text:p>
          </table:table-cell>
          <table:table-cell table:style-name="ce63" office:value-type="float" office:value="217" calcext:value-type="float">
            <text:p>217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592" calcext:value-type="float">
            <text:p>3,592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470" calcext:value-type="float">
            <text:p>470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59" calcext:value-type="float">
            <text:p>2,359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61" calcext:value-type="float">
            <text:p>3,461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59" calcext:value-type="float">
            <text:p>2,35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4" office:value-type="float" office:value="131" calcext:value-type="float">
            <text:p>131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4323" calcext:value-type="float">
            <text:p>4,323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54" calcext:value-type="float">
            <text:p>454</text:p>
          </table:table-cell>
          <table:table-cell table:style-name="ce40" office:value-type="float" office:value="520" calcext:value-type="float">
            <text:p>520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894" calcext:value-type="float">
            <text:p>2,894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37" calcext:value-type="float">
            <text:p>4,237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457" calcext:value-type="float">
            <text:p>457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894" calcext:value-type="float">
            <text:p>2,89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86" calcext:value-type="float">
            <text:p>86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3059" calcext:value-type="float">
            <text:p>13,059</text:p>
          </table:table-cell>
          <table:table-cell table:number-columns-repeated="2" table:style-name="ce38" office:value-type="float" office:value="335" calcext:value-type="float">
            <text:p>33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79" calcext:value-type="float">
            <text:p>279</text:p>
          </table:table-cell>
          <table:table-cell table:style-name="ce38" office:value-type="float" office:value="678" calcext:value-type="float">
            <text:p>6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34" calcext:value-type="float">
            <text:p>1,834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9140" calcext:value-type="float">
            <text:p>9,140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3301" calcext:value-type="float">
            <text:p>13,301</text:p>
          </table:table-cell>
          <table:table-cell table:style-name="ce38" office:value-type="float" office:value="446" calcext:value-type="float">
            <text:p>446</text:p>
          </table:table-cell>
          <table:table-cell table:style-name="ce38" office:value-type="float" office:value="418" calcext:value-type="float">
            <text:p>418</text:p>
          </table:table-cell>
          <table:table-cell table:style-name="ce38" office:value-type="float" office:value="321" calcext:value-type="float">
            <text:p>321</text:p>
          </table:table-cell>
          <table:table-cell table:style-name="ce38" office:value-type="float" office:value="303" calcext:value-type="float">
            <text:p>303</text:p>
          </table:table-cell>
          <table:table-cell table:style-name="ce38" office:value-type="float" office:value="804" calcext:value-type="float">
            <text:p>80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17" calcext:value-type="float">
            <text:p>1,717</text:p>
          </table:table-cell>
          <table:table-cell table:style-name="ce38" office:value-type="float" office:value="148" calcext:value-type="float">
            <text:p>14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9140" calcext:value-type="float">
            <text:p>9,14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-242" calcext:value-type="float">
            <text:p><text:s text:c="7"/>－242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984" calcext:value-type="float">
            <text:p>5,984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44" calcext:value-type="float">
            <text:p>844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216" calcext:value-type="float">
            <text:p>4,216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186" calcext:value-type="float">
            <text:p>6,186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188" calcext:value-type="float">
            <text:p>188</text:p>
          </table:table-cell>
          <table:table-cell table:number-columns-repeated="2" table:style-name="ce39" office:value-type="float" office:value="151" calcext:value-type="float">
            <text:p>151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38" calcext:value-type="float">
            <text:p>838</text:p>
          </table:table-cell>
          <table:table-cell table:style-name="ce39" office:value-type="float" office:value="82" calcext:value-type="float">
            <text:p>8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216" calcext:value-type="float">
            <text:p>4,21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-202" calcext:value-type="float">
            <text:p><text:s text:c="7"/>－202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7075" calcext:value-type="float">
            <text:p>7,075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90" calcext:value-type="float">
            <text:p>990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924" calcext:value-type="float">
            <text:p>4,924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115" calcext:value-type="float">
            <text:p>7,115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454" calcext:value-type="float">
            <text:p>45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79" calcext:value-type="float">
            <text:p>879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924" calcext:value-type="float">
            <text:p>4,92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-40" calcext:value-type="float">
            <text:p><text:s text:c="7"/>－40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4539" calcext:value-type="float">
            <text:p>34,539</text:p>
          </table:table-cell>
          <table:table-cell table:style-name="ce38" office:value-type="float" office:value="622" calcext:value-type="float">
            <text:p>622</text:p>
          </table:table-cell>
          <table:table-cell table:style-name="ce38" office:value-type="float" office:value="3444" calcext:value-type="float">
            <text:p>3,444</text:p>
          </table:table-cell>
          <table:table-cell table:style-name="ce38" office:value-type="float" office:value="1587" calcext:value-type="float">
            <text:p>1,587</text:p>
          </table:table-cell>
          <table:table-cell table:style-name="ce38" office:value-type="float" office:value="2135" calcext:value-type="float">
            <text:p>2,135</text:p>
          </table:table-cell>
          <table:table-cell table:style-name="ce38" office:value-type="float" office:value="807" calcext:value-type="float">
            <text:p>807</text:p>
          </table:table-cell>
          <table:table-cell table:style-name="ce38" office:value-type="float" office:value="1716" calcext:value-type="float">
            <text:p>1,7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561" calcext:value-type="float">
            <text:p>7,561</text:p>
          </table:table-cell>
          <table:table-cell table:style-name="ce38" office:value-type="float" office:value="15860" calcext:value-type="float">
            <text:p>15,860</text:p>
          </table:table-cell>
          <table:table-cell table:style-name="ce38" office:value-type="float" office:value="686" calcext:value-type="float">
            <text:p>68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6357" calcext:value-type="float">
            <text:p>36,357</text:p>
          </table:table-cell>
          <table:table-cell table:style-name="ce38" office:value-type="float" office:value="895" calcext:value-type="float">
            <text:p>895</text:p>
          </table:table-cell>
          <table:table-cell table:style-name="ce38" office:value-type="float" office:value="3784" calcext:value-type="float">
            <text:p>3,784</text:p>
          </table:table-cell>
          <table:table-cell table:style-name="ce38" office:value-type="float" office:value="2228" calcext:value-type="float">
            <text:p>2,228</text:p>
          </table:table-cell>
          <table:table-cell table:style-name="ce38" office:value-type="float" office:value="2804" calcext:value-type="float">
            <text:p>2,804</text:p>
          </table:table-cell>
          <table:table-cell table:style-name="ce38" office:value-type="float" office:value="990" calcext:value-type="float">
            <text:p>990</text:p>
          </table:table-cell>
          <table:table-cell table:style-name="ce38" office:value-type="float" office:value="1834" calcext:value-type="float">
            <text:p>1,83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561" calcext:value-type="float">
            <text:p>7,561</text:p>
          </table:table-cell>
          <table:table-cell table:style-name="ce38" office:value-type="float" office:value="15860" calcext:value-type="float">
            <text:p>15,86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63" office:value-type="float" office:value="-1818" calcext:value-type="float">
            <text:p><text:s text:c="7"/>－1,818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5806" calcext:value-type="float">
            <text:p>15,806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1693" calcext:value-type="float">
            <text:p>1,693</text:p>
          </table:table-cell>
          <table:table-cell table:style-name="ce39" office:value-type="float" office:value="771" calcext:value-type="float">
            <text:p>771</text:p>
          </table:table-cell>
          <table:table-cell table:style-name="ce39" office:value-type="float" office:value="990" calcext:value-type="float">
            <text:p>990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838" calcext:value-type="float">
            <text:p>8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81" calcext:value-type="float">
            <text:p>3,381</text:p>
          </table:table-cell>
          <table:table-cell table:style-name="ce39" office:value-type="float" office:value="7283" calcext:value-type="float">
            <text:p>7,283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6703" calcext:value-type="float">
            <text:p>16,703</text:p>
          </table:table-cell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1708" calcext:value-type="float">
            <text:p>1,708</text:p>
          </table:table-cell>
          <table:table-cell table:style-name="ce39" office:value-type="float" office:value="1072" calcext:value-type="float">
            <text:p>1,072</text:p>
          </table:table-cell>
          <table:table-cell table:style-name="ce39" office:value-type="float" office:value="1287" calcext:value-type="float">
            <text:p>1,287</text:p>
          </table:table-cell>
          <table:table-cell table:style-name="ce39" office:value-type="float" office:value="470" calcext:value-type="float">
            <text:p>470</text:p>
          </table:table-cell>
          <table:table-cell table:style-name="ce39" office:value-type="float" office:value="844" calcext:value-type="float">
            <text:p>8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81" calcext:value-type="float">
            <text:p>3,381</text:p>
          </table:table-cell>
          <table:table-cell table:style-name="ce39" office:value-type="float" office:value="7283" calcext:value-type="float">
            <text:p>7,28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64" office:value-type="float" office:value="-897" calcext:value-type="float">
            <text:p><text:s text:c="7"/>－897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8733" calcext:value-type="float">
            <text:p>18,733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1751" calcext:value-type="float">
            <text:p>1,751</text:p>
          </table:table-cell>
          <table:table-cell table:style-name="ce40" office:value-type="float" office:value="816" calcext:value-type="float">
            <text:p>816</text:p>
          </table:table-cell>
          <table:table-cell table:style-name="ce40" office:value-type="float" office:value="1145" calcext:value-type="float">
            <text:p>1,145</text:p>
          </table:table-cell>
          <table:table-cell table:style-name="ce40" office:value-type="float" office:value="457" calcext:value-type="float">
            <text:p>457</text:p>
          </table:table-cell>
          <table:table-cell table:style-name="ce40" office:value-type="float" office:value="878" calcext:value-type="float">
            <text:p>8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180" calcext:value-type="float">
            <text:p>4,180</text:p>
          </table:table-cell>
          <table:table-cell table:style-name="ce40" office:value-type="float" office:value="8577" calcext:value-type="float">
            <text:p>8,577</text:p>
          </table:table-cell>
          <table:table-cell table:style-name="ce40" office:value-type="float" office:value="564" calcext:value-type="float">
            <text:p>56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9654" calcext:value-type="float">
            <text:p>19,654</text:p>
          </table:table-cell>
          <table:table-cell table:style-name="ce40" office:value-type="float" office:value="445" calcext:value-type="float">
            <text:p>445</text:p>
          </table:table-cell>
          <table:table-cell table:style-name="ce40" office:value-type="float" office:value="2076" calcext:value-type="float">
            <text:p>2,076</text:p>
          </table:table-cell>
          <table:table-cell table:style-name="ce40" office:value-type="float" office:value="1156" calcext:value-type="float">
            <text:p>1,156</text:p>
          </table:table-cell>
          <table:table-cell table:style-name="ce40" office:value-type="float" office:value="1517" calcext:value-type="float">
            <text:p>1,517</text:p>
          </table:table-cell>
          <table:table-cell table:style-name="ce40" office:value-type="float" office:value="520" calcext:value-type="float">
            <text:p>520</text:p>
          </table:table-cell>
          <table:table-cell table:style-name="ce40" office:value-type="float" office:value="990" calcext:value-type="float">
            <text:p>99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80" calcext:value-type="float">
            <text:p>4,180</text:p>
          </table:table-cell>
          <table:table-cell table:style-name="ce40" office:value-type="float" office:value="8577" calcext:value-type="float">
            <text:p>8,57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65" office:value-type="float" office:value="-921" calcext:value-type="float">
            <text:p><text:s text:c="7"/>－921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89" calcext:value-type="float">
            <text:p>1,68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11" calcext:value-type="float">
            <text:p>1,91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222" calcext:value-type="float">
            <text:p><text:s text:c="7"/>－222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5" calcext:value-type="float">
            <text:p>88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96" calcext:value-type="float">
            <text:p><text:s text:c="7"/>－96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00" calcext:value-type="float">
            <text:p>90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518" calcext:value-type="float">
            <text:p>51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6" calcext:value-type="float">
            <text:p>1,02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518" calcext:value-type="float">
            <text:p>51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26" calcext:value-type="float">
            <text:p><text:s text:c="7"/>－126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684" calcext:value-type="float">
            <text:p>8,684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370" calcext:value-type="float">
            <text:p>1,370</text:p>
          </table:table-cell>
          <table:table-cell table:style-name="ce41" office:value-type="float" office:value="609" calcext:value-type="float">
            <text:p>609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54" calcext:value-type="float">
            <text:p>1,454</text:p>
          </table:table-cell>
          <table:table-cell table:style-name="ce41" office:value-type="float" office:value="4179" calcext:value-type="float">
            <text:p>4,179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360" calcext:value-type="float">
            <text:p>8,360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1203" calcext:value-type="float">
            <text:p>1,203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5" calcext:value-type="float">
            <text:p>1,205</text:p>
          </table:table-cell>
          <table:table-cell table:style-name="ce41" office:value-type="float" office:value="4179" calcext:value-type="float">
            <text:p>4,179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3" office:value-type="float" office:value="324" calcext:value-type="float">
            <text:p>324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970" calcext:value-type="float">
            <text:p>3,970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1912" calcext:value-type="float">
            <text:p>1,91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806" calcext:value-type="float">
            <text:p>3,806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4" calcext:value-type="float">
            <text:p>554</text:p>
          </table:table-cell>
          <table:table-cell table:style-name="ce42" office:value-type="float" office:value="1912" calcext:value-type="float">
            <text:p>1,9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64" calcext:value-type="float">
            <text:p>164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714" calcext:value-type="float">
            <text:p>4,714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733" calcext:value-type="float">
            <text:p>733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2" calcext:value-type="float">
            <text:p>792</text:p>
          </table:table-cell>
          <table:table-cell table:style-name="ce43" office:value-type="float" office:value="2267" calcext:value-type="float">
            <text:p>2,267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54" calcext:value-type="float">
            <text:p>4,554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1" calcext:value-type="float">
            <text:p>651</text:p>
          </table:table-cell>
          <table:table-cell table:style-name="ce43" office:value-type="float" office:value="2267" calcext:value-type="float">
            <text:p>2,26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160" calcext:value-type="float">
            <text:p>160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239" calcext:value-type="float">
            <text:p>2,23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731" calcext:value-type="float">
            <text:p>731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17" calcext:value-type="float">
            <text:p>1,91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8" calcext:value-type="float">
            <text:p>768</text:p>
          </table:table-cell>
          <table:table-cell table:style-name="ce41" office:value-type="float" office:value="731" calcext:value-type="float">
            <text:p>7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322" calcext:value-type="float">
            <text:p>322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02" calcext:value-type="float">
            <text:p>1,00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2" calcext:value-type="float">
            <text:p>88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20" calcext:value-type="float">
            <text:p>120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37" calcext:value-type="float">
            <text:p>1,23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7" calcext:value-type="float">
            <text:p>547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35" calcext:value-type="float">
            <text:p>1,03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202" calcext:value-type="float">
            <text:p>202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66" calcext:value-type="float">
            <text:p>1,66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673" calcext:value-type="float">
            <text:p>67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3" calcext:value-type="float">
            <text:p>1,66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5" calcext:value-type="float">
            <text:p>415</text:p>
          </table:table-cell>
          <table:table-cell table:style-name="ce41" office:value-type="float" office:value="673" calcext:value-type="float">
            <text:p>67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3" calcext:value-type="float">
            <text:p>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0" calcext:value-type="float">
            <text:p>77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22" calcext:value-type="float">
            <text:p><text:s text:c="7"/>－2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18" calcext:value-type="float">
            <text:p>91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3" calcext:value-type="float">
            <text:p>89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358" calcext:value-type="float">
            <text:p>35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5" calcext:value-type="float">
            <text:p>2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659" calcext:value-type="float">
            <text:p>3,65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1" calcext:value-type="float">
            <text:p>451</text:p>
          </table:table-cell>
          <table:table-cell table:style-name="ce41" office:value-type="float" office:value="2314" calcext:value-type="float">
            <text:p>2,314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80" calcext:value-type="float">
            <text:p>4,380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766" calcext:value-type="float">
            <text:p>76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3" calcext:value-type="float">
            <text:p>633</text:p>
          </table:table-cell>
          <table:table-cell table:style-name="ce41" office:value-type="float" office:value="2314" calcext:value-type="float">
            <text:p>2,3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63" office:value-type="float" office:value="-721" calcext:value-type="float">
            <text:p><text:s text:c="7"/>－721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677" calcext:value-type="float">
            <text:p>1,67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095" calcext:value-type="float">
            <text:p>1,09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29" calcext:value-type="float">
            <text:p>2,02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1095" calcext:value-type="float">
            <text:p>1,0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352" calcext:value-type="float">
            <text:p><text:s text:c="7"/>－35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982" calcext:value-type="float">
            <text:p>1,98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37" calcext:value-type="float">
            <text:p>23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1219" calcext:value-type="float">
            <text:p>1,21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51" calcext:value-type="float">
            <text:p>2,35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22" calcext:value-type="float">
            <text:p>42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219" calcext:value-type="float">
            <text:p>1,2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5" office:value-type="float" office:value="-369" calcext:value-type="float">
            <text:p><text:s text:c="7"/>－369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98" calcext:value-type="float">
            <text:p>1,59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04" calcext:value-type="float">
            <text:p>40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610" calcext:value-type="float">
            <text:p>61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39" calcext:value-type="float">
            <text:p>1,83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568" calcext:value-type="float">
            <text:p>56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610" calcext:value-type="float">
            <text:p>61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41" calcext:value-type="float">
            <text:p><text:s text:c="7"/>－241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34" calcext:value-type="float">
            <text:p>73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6" calcext:value-type="float">
            <text:p>85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287" calcext:value-type="float">
            <text:p>2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22" calcext:value-type="float">
            <text:p><text:s text:c="7"/>－12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64" calcext:value-type="float">
            <text:p>86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3" calcext:value-type="float">
            <text:p>98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323" calcext:value-type="float">
            <text:p>32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19" calcext:value-type="float">
            <text:p><text:s text:c="7"/>－119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92" calcext:value-type="float">
            <text:p>2,19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29" calcext:value-type="float">
            <text:p>2,32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2" calcext:value-type="float">
            <text:p>482</text:p>
          </table:table-cell>
          <table:table-cell table:style-name="ce41" office:value-type="float" office:value="853" calcext:value-type="float">
            <text:p>85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37" calcext:value-type="float">
            <text:p><text:s text:c="7"/>－137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67" calcext:value-type="float">
            <text:p>96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2" calcext:value-type="float">
            <text:p>1,07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363" calcext:value-type="float">
            <text:p>36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5" calcext:value-type="float">
            <text:p><text:s text:c="7"/>－105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25" calcext:value-type="float">
            <text:p>1,22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86" calcext:value-type="float">
            <text:p>286</text:p>
          </table:table-cell>
          <table:table-cell table:style-name="ce43" office:value-type="float" office:value="490" calcext:value-type="float">
            <text:p>49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7" calcext:value-type="float">
            <text:p>1,25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490" calcext:value-type="float">
            <text:p>49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32" calcext:value-type="float">
            <text:p><text:s text:c="7"/>－32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64" calcext:value-type="float">
            <text:p>1,764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2" calcext:value-type="float">
            <text:p>652</text:p>
          </table:table-cell>
          <table:table-cell table:style-name="ce41" office:value-type="float" office:value="577" calcext:value-type="float">
            <text:p>57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26" calcext:value-type="float">
            <text:p>2,12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7" calcext:value-type="float">
            <text:p>817</text:p>
          </table:table-cell>
          <table:table-cell table:style-name="ce41" office:value-type="float" office:value="577" calcext:value-type="float">
            <text:p>577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362" calcext:value-type="float">
            <text:p><text:s text:c="7"/>－36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80" calcext:value-type="float">
            <text:p>78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0" calcext:value-type="float">
            <text:p>95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170" calcext:value-type="float">
            <text:p><text:s text:c="7"/>－17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84" calcext:value-type="float">
            <text:p>98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6" calcext:value-type="float">
            <text:p>1,17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3" calcext:value-type="float">
            <text:p>463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92" calcext:value-type="float">
            <text:p><text:s text:c="7"/>－19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087" calcext:value-type="float">
            <text:p>3,08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603" calcext:value-type="float">
            <text:p>6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4" calcext:value-type="float">
            <text:p>324</text:p>
          </table:table-cell>
          <table:table-cell table:style-name="ce41" office:value-type="float" office:value="1645" calcext:value-type="float">
            <text:p>1,64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480" calcext:value-type="float">
            <text:p>3,480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1645" calcext:value-type="float">
            <text:p>1,64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93" calcext:value-type="float">
            <text:p><text:s text:c="7"/>－393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434" calcext:value-type="float">
            <text:p>1,43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755" calcext:value-type="float">
            <text:p>75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07" calcext:value-type="float">
            <text:p>1,60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755" calcext:value-type="float">
            <text:p>7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73" calcext:value-type="float">
            <text:p><text:s text:c="7"/>－17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653" calcext:value-type="float">
            <text:p>1,65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890" calcext:value-type="float">
            <text:p>89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73" calcext:value-type="float">
            <text:p>1,87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890" calcext:value-type="float">
            <text:p>89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20" calcext:value-type="float">
            <text:p><text:s text:c="7"/>－22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15" calcext:value-type="float">
            <text:p>91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18" calcext:value-type="float">
            <text:p><text:s text:c="7"/>－11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93" calcext:value-type="float">
            <text:p>39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23" calcext:value-type="float">
            <text:p><text:s text:c="7"/>－2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99" calcext:value-type="float">
            <text:p>49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154" calcext:value-type="float">
            <text:p>15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95" calcext:value-type="float">
            <text:p><text:s text:c="7"/>－9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11" calcext:value-type="float">
            <text:p>1,81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979" calcext:value-type="float">
            <text:p>97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52" calcext:value-type="float">
            <text:p>1,85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979" calcext:value-type="float">
            <text:p>97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41" calcext:value-type="float">
            <text:p><text:s text:c="7"/>－4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62" calcext:value-type="float">
            <text:p>86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0" calcext:value-type="float">
            <text:p>100</text:p>
          </table:table-cell>
          <table:table-cell table:number-columns-repeated="2" table:style-name="ce42" office:value-type="float" office:value="34" calcext:value-type="float">
            <text:p>3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452" calcext:value-type="float">
            <text:p>45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0" calcext:value-type="float">
            <text:p><text:s text:c="7"/>－3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79" calcext:value-type="float">
            <text:p>97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527" calcext:value-type="float">
            <text:p>52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0" calcext:value-type="float">
            <text:p>99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527" calcext:value-type="float">
            <text:p>52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1" calcext:value-type="float">
            <text:p><text:s text:c="7"/>－11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90" calcext:value-type="float">
            <text:p>49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8" calcext:value-type="float">
            <text:p>2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78" calcext:value-type="float">
            <text:p>7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8" calcext:value-type="float">
            <text:p>7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40" calcext:value-type="float">
            <text:p>4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14" calcext:value-type="float">
            <text:p>21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58" calcext:value-type="float">
            <text:p>5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2" calcext:value-type="float">
            <text:p><text:s text:c="7"/>－1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05" calcext:value-type="float">
            <text:p>1,50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724" calcext:value-type="float">
            <text:p>72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85" calcext:value-type="float">
            <text:p>1,78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724" calcext:value-type="float">
            <text:p>72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280" calcext:value-type="float">
            <text:p><text:s text:c="7"/>－280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320" calcext:value-type="float">
            <text:p>3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38" calcext:value-type="float">
            <text:p><text:s text:c="7"/>－13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23" calcext:value-type="float">
            <text:p>82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5" calcext:value-type="float">
            <text:p>96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42" calcext:value-type="float">
            <text:p><text:s text:c="7"/>－14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24" calcext:value-type="float">
            <text:p>2,024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783" calcext:value-type="float">
            <text:p>78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02" calcext:value-type="float">
            <text:p>2,002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7" calcext:value-type="float">
            <text:p>727</text:p>
          </table:table-cell>
          <table:table-cell table:style-name="ce41" office:value-type="float" office:value="783" calcext:value-type="float">
            <text:p>78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2" calcext:value-type="float">
            <text:p>2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27" calcext:value-type="float">
            <text:p>92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9" calcext:value-type="float">
            <text:p>89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356" calcext:value-type="float">
            <text:p>3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8" calcext:value-type="float">
            <text:p>2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97" calcext:value-type="float">
            <text:p>1,09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1" calcext:value-type="float">
            <text:p>401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3" calcext:value-type="float">
            <text:p>1,10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7" calcext:value-type="float">
            <text:p>407</text:p>
          </table:table-cell>
          <table:table-cell table:style-name="ce43" office:value-type="float" office:value="427" calcext:value-type="float">
            <text:p>42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6" calcext:value-type="float">
            <text:p><text:s text:c="7"/>－6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34" calcext:value-type="float">
            <text:p>1,33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0" calcext:value-type="float">
            <text:p>650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6" calcext:value-type="float">
            <text:p>1,336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office:value-type="float" office:value="401" calcext:value-type="float">
            <text:p>40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" calcext:value-type="float">
            <text:p><text:s text:c="7"/>－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2" table:style-name="ce42" office:value-type="float" office:value="18" calcext:value-type="float">
            <text:p>1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3" calcext:value-type="float">
            <text:p>6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177" calcext:value-type="float">
            <text:p>17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8" calcext:value-type="float">
            <text:p><text:s text:c="7"/>－1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39" calcext:value-type="float">
            <text:p>73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3" calcext:value-type="float">
            <text:p>363</text:p>
          </table:table-cell>
          <table:table-cell table:style-name="ce43" office:value-type="float" office:value="224" calcext:value-type="float">
            <text:p>22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3" calcext:value-type="float">
            <text:p>72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224" calcext:value-type="float">
            <text:p>2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6" calcext:value-type="float">
            <text:p>16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358" calcext:value-type="float">
            <text:p>1,35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51" calcext:value-type="float">
            <text:p>351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384" calcext:value-type="float">
            <text:p>384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31" calcext:value-type="float">
            <text:p>531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14" calcext:value-type="float">
            <text:p>114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73" calcext:value-type="float">
            <text:p>17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827" calcext:value-type="float">
            <text:p>827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66" calcext:value-type="float">
            <text:p>166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201" calcext:value-type="float">
            <text:p>201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2" table:style-name="ce39" office:value-type="float" office:value="18" calcext:value-type="float">
            <text:p>18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71" calcext:value-type="float">
            <text:p>71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93" calcext:value-type="float">
            <text:p>9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377" calcext:value-type="float">
            <text:p>37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76" calcext:value-type="float">
            <text:p>67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183" calcext:value-type="float">
            <text:p>183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450" calcext:value-type="float">
            <text:p>45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83" calcext:value-type="float">
            <text:p>1,28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360" calcext:value-type="float">
            <text:p>36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85" calcext:value-type="float">
            <text:p>8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3" calcext:value-type="float">
            <text:p>16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836" calcext:value-type="float">
            <text:p>83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29" calcext:value-type="float">
            <text:p>62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86" calcext:value-type="float">
            <text:p>18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4" calcext:value-type="float">
            <text:p>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89" calcext:value-type="float">
            <text:p>389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54" calcext:value-type="float">
            <text:p>65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74" calcext:value-type="float">
            <text:p>17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7" calcext:value-type="float">
            <text:p>3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447" calcext:value-type="float">
            <text:p>44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9" calcext:value-type="float">
            <text:p><text:s text:c="7"/>－9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2" calcext:value-type="float">
            <text:p><text:s text:c="7"/>－12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" calcext:value-type="float">
            <text:p>3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office:value-type="string" calcext:value-type="string" table:number-columns-spanned="5" table:number-rows-spanned="1">
            <text:p>內政部戶政司 民國101年3月5日編製</text:p>
          </table:table-cell>
          <table:covered-table-cell table:number-columns-repeated="4" table:style-name="ce51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3-05T14:47:19</meta:creation-date>
    <dc:creator>user</dc:creator>
    <dc:date>2012-03-06T11:56:51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